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Helvetica1" svg:font-family="Helvetica, Arial"/>
    <style:font-face style:name="Kantipur" svg:font-family="Kantipur"/>
    <style:font-face style:name="Palatino" svg:font-family="Palatino"/>
    <style:font-face style:name="Preeti" svg:font-family="Preeti"/>
    <style:font-face style:name="Palatino1" svg:font-family="Palatino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Lucidasans" svg:font-family="Lucidasans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  <style:text-properties style:font-name="ArialMT" fo:font-size="16pt" style:font-name-asian="ArialMT" style:font-size-asian="16pt" style:font-name-complex="ArialMT" style:font-size-complex="16pt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font-size="16pt" fo:font-weight="bold" style:font-size-asian="16pt" style:font-size-complex="16pt" style:font-weight-complex="bold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fo:font-size="16pt" style:font-size-asian="16pt" style:font-size-complex="16pt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fo:font-size="16pt" style:text-underline-style="solid" style:text-underline-width="auto" style:text-underline-color="font-color" fo:font-weight="bold" style:font-size-asian="16pt" style:font-size-complex="16pt" style:font-weight-complex="bold"/>
    </style:style>
    <style:style style:name="P5" style:family="paragraph" style:parent-style-name="Standard" style:master-page-name="Standard_20__28_user_29_">
      <style:paragraph-properties fo:line-height="115%" fo:text-align="center" style:justify-single-word="false" style:page-number="auto" style:writing-mode="lr-tb"/>
      <style:text-properties fo:font-size="16pt" fo:font-style="normal" fo:font-weight="bold" style:font-size-asian="16pt" style:font-size-complex="16pt" style:font-weight-complex="bold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fo:font-size="16pt" fo:font-weight="bold" style:font-size-asian="16pt" style:font-size-complex="16pt" style:font-weight-complex="bold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fo:font-size="16pt" style:font-size-asian="16pt" style:font-size-complex="16pt"/>
    </style:style>
    <style:style style:name="T1" style:family="text">
      <style:text-properties style:font-name="Arial-BoldMT" fo:font-weight="bold" style:font-name-complex="Arial-BoldMT" style:font-weight-complex="bold"/>
    </style:style>
    <style:style style:name="T2" style:family="text">
      <style:text-properties style:font-name="ArialMT" style:font-name-complex="ArialMT"/>
    </style:style>
    <style:style style:name="T3" style:family="text">
      <style:text-properties fo:font-weight="bold" style:font-weight-complex="bold"/>
    </style:style>
    <style:style style:name="T4" style:family="text">
      <style:text-properties style:font-name="Kantipur" style:font-name-complex="Kantipu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:k]/fGtf]</text:p>
      <text:p text:style-name="P2">Ps}l5g ;f]rf}F, ;+;f/df slt efiff xf]nfg\ &lt; xfd|f] h:tf] ;fgf] b]z g]kfndf g} s/La Ps ;o efiff ePsf] cGbfh ul/G5 eg] oqf] ;+;f/sf] kfFr c/a jfl;Gbfn] af]Ng] efiffx¿ olt g} 5g\ eg]/ uGg' c;Dej g} geP klg TolQ ;fdfGo s'/f klg xf]Og .</text:p>
      <text:p text:style-name="P2"/>
      <text:p text:style-name="P2">-u_ k"j{;u{ / k/;u{</text:p>
      <text:p text:style-name="P3"><text:span text:style-name="T2">bo- –</text:span><text:span text:style-name="T3"> ljjfxaf6 aGg] ;DaGw </text:span><text:span text:style-name="T2">: bopatro,</text:span><text:span text:style-name="T3"> ;;'/f</text:span></text:p>
      <text:p text:style-name="P3"><text:span text:style-name="T2">dis- –</text:span><text:span text:style-name="T3"> ljt/0f, 5l/g] cy{df </text:span><text:span text:style-name="T2">: disdoni,</text:span><text:span text:style-name="T3"> ljt/0f ug'{</text:span></text:p>
      <text:p text:style-name="P3"><text:span text:style-name="T2">ek- –</text:span><text:span text:style-name="T3"> z'?, 5f]6f] lqmof</text:span><text:span text:style-name="T2"> : ekkiri</text:span><text:span text:style-name="T3"> Ps} l5g s/fpg'</text:span></text:p>
      <text:p text:style-name="P3"><text:span text:style-name="T2">eks- –</text:span><text:span text:style-name="T3"> e"tk"j{ </text:span><text:span text:style-name="T2">: eksprezidanto </text:span><text:span text:style-name="T3">k"j{ cWoIf</text:span></text:p>
      <text:p text:style-name="P3"><text:span text:style-name="T2">ge-</text:span><text:span text:style-name="T3"> </text:span><text:span text:style-name="T2">– </text:span><text:span text:style-name="T3">:qL k'?if ;Fu} </text:span><text:span text:style-name="T2">: gepatroj,</text:span><text:span text:style-name="T3"> cfdfa'af</text:span></text:p>
      <text:p text:style-name="P3"><text:span text:style-name="T2">mal- –</text:span><text:span text:style-name="T3"> cs/0f </text:span><text:span text:style-name="T2">: malfacila,</text:span><text:span text:style-name="T3"> sl7g</text:span></text:p>
      <text:p text:style-name="P3"><text:span text:style-name="T2">mis- –</text:span><text:span text:style-name="T3"> unt </text:span><text:span text:style-name="T2">: misuzi,</text:span><text:span text:style-name="T3"> b'?kof]u ug'{</text:span></text:p>
      <text:p text:style-name="P3"><text:span text:style-name="T2">re- –</text:span><text:span text:style-name="T3"> k'g </text:span><text:span text:style-name="T2">: resendi,</text:span><text:span text:style-name="T3"> kmsf{pg'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Helvetica1" svg:font-family="Helvetica, Arial"/>
    <style:font-face style:name="Kantipur" svg:font-family="Kantipur"/>
    <style:font-face style:name="Palatino" svg:font-family="Palatino"/>
    <style:font-face style:name="Preeti" svg:font-family="Preeti"/>
    <style:font-face style:name="Palatino1" svg:font-family="Palatino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Lucidasans" svg:font-family="Lucidasans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font-size-asian="10.5pt" style:language-asian="zxx" style:country-asian="none" style:font-size-complex="12pt" style:language-complex="ne" style:country-complex="NP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Preeti" fo:font-size="12pt" fo:language="eo" fo:country="none" style:font-name-asian="Preeti" style:font-size-asian="10.5pt" style:language-asian="zxx" style:country-asian="none" style:font-name-complex="Preeti" style:font-size-complex="12pt" style:language-complex="ne" style:country-complex="NP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Preeti" fo:font-size="12pt" fo:language="eo" fo:country="none" style:font-name-asian="Preeti" style:language-asian="zxx" style:country-asian="none" style:font-name-complex="Preeti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Lucidasans"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/>
    </style:style>
    <style:style style:name="caption" style:family="paragraph" style:parent-style-name="Standard">
      <style:paragraph-properties fo:margin-top="0.212cm" fo:margin-bottom="0.212cm"/>
      <style:text-properties style:font-name="Palatino1" fo:font-style="italic" style:font-name-complex="Palatino1" style:font-style-complex="italic"/>
    </style:style>
    <style:style style:name="Index_20__28_user_29_" style:display-name="Index (user)" style:family="paragraph" style:parent-style-name="Standard">
      <style:text-properties style:font-name="Helvetica1" style:font-name-complex="Helvetica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Standard_20__28_user_29_" style:display-name="Standard (user)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dc:creator>Jacob Nordfalk</dc:creator>
    <dc:date>2008-12-02T15:29:31</dc:date>
    <meta:editing-cycles>0</meta:editing-cycles>
    <meta:editing-duration>PT0S</meta:editing-duration>
    <meta:user-defined meta:name="Informo 1"/>
    <meta:user-defined meta:name="Informo 2"/>
    <meta:user-defined meta:name="Informo 3"/>
    <meta:user-defined meta:name="Informo 4"/>
    <meta:document-statistic meta:table-count="0" meta:image-count="0" meta:object-count="0" meta:page-count="1" meta:paragraph-count="11" meta:word-count="127" meta:character-count="573"/>
  </office:meta>
</office:document-meta>
</file>